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lain_20_Text">
      <style:text-properties style:font-name="Courier New" style:font-name-complex="Courier New1"/>
    </style:style>
    <style:style style:name="P2" style:family="paragraph" style:parent-style-name="Plain_20_Text">
      <style:text-properties style:font-name="Courier New" fo:language="en" fo:country="GB" style:font-name-complex="Courier New1"/>
    </style:style>
    <style:style style:name="P3" style:family="paragraph" style:parent-style-name="Standard">
      <style:text-properties style:font-name="Courier New" style:font-name-complex="Courier New1"/>
    </style:style>
    <style:style style:name="P4" style:family="paragraph" style:parent-style-name="Heading_20_3">
      <style:text-properties fo:color="#00000a"/>
    </style:style>
    <style:style style:name="P5" style:family="paragraph" style:parent-style-name="Heading_20_3" style:master-page-name="Standard">
      <style:paragraph-properties style:page-number="auto"/>
      <style:text-properties fo:color="#00000a"/>
    </style:style>
    <style:style style:name="P6" style:family="paragraph" style:parent-style-name="Plain_20_Text">
      <style:text-properties style:font-name="Courier New" style:font-name-complex="Courier New1"/>
    </style:style>
    <style:style style:name="P7" style:family="paragraph" style:parent-style-name="Plain_20_Text">
      <style:text-properties style:font-name="Courier New" fo:language="en" fo:country="GB" style:font-name-complex="Courier New1"/>
    </style:style>
    <style:style style:name="P8" style:family="paragraph" style:parent-style-name="Heading_20_4">
      <style:text-properties fo:color="#00000a"/>
    </style:style>
    <style:style style:name="T1" style:family="text">
      <style:text-properties fo:color="#00000a"/>
    </style:style>
    <style:style style:name="T2" style:family="text">
      <style:text-properties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50924089690362727" text:style-name="Outline">
        <text:list-item>
          <text:list>
            <text:list-item>
              <text:list>
                <text:list-item>
                  <text:h text:style-name="P5" text:outline-level="3">+</text:h>
                </text:list-item>
                <text:list-item>
                  <text:h text:style-name="P4" text:outline-level="3"><text:bookmark-start text:name="_Hlk510592762"/>guerreros</text:h>
                </text:list-item>
              </text:list>
            </text:list-item>
          </text:list>
        </text:list-item>
      </text:list>
      <text:p text:style-name="P1">+</text:p>
      <text:p text:style-name="P1">guerrero</text:p>
      <text:p text:style-name="P1">$</text:p>
      <text:p text:style-name="P1">guerrero1</text:p>
      <text:p text:style-name="P1">-I- Cuando discutes con alguien y te enfadas, di por qué puede ser mejor decir lo que piensas después de que ha pasado un buen rato</text:p>
      <text:p text:style-name="P1">*Porque yo ya no estaré tenso o enfadado.</text:p>
      <text:p text:style-name="P1"/>
      <text:p text:style-name="P1">Porque la otra persona no estará tensa o enfada.</text:p>
      <text:p text:style-name="P1"/>
      <text:p text:style-name="P1">Porque ambos estaremos más dispuestos a llegar a un entendimiento.</text:p>
      <text:p text:style-name="P1">$</text:p>
      <text:p text:style-name="P1">-II – Cuando alguien hace algo que te molesta, ¿por qué crees que puede ser mejor decírselo que callarte?</text:p>
      <text:p text:style-name="P1">*Porque no me quedo dándole vueltas a aquello que tanto me molesta, y de esta manera no corro el riesgo de saltar de un momento a otro.</text:p>
      <text:p text:style-name="P1"/>
      <text:p text:style-name="P1">Porque pongo los medios para solucionar aquello que me molesta.</text:p>
      <text:p text:style-name="P1"/>
      <text:p text:style-name="P1">Porque le permito saber al otro que su manera de comportarse resulta dañina, con lo que le doy la oportunidad de dejar de comportarse así. <text:s text:c="2"/></text:p>
      <text:p text:style-name="P1">$</text:p>
      <text:p text:style-name="P1">-III - Piensa alguna razón por la que cuando alguien nos habla, conviene escucharle con toda nuestra atención. </text:p>
      <text:p text:style-name="P1">*Puede evitar discusiones provocadas por no haber entendido bien al otro.</text:p>
      <text:p text:style-name="P1"/>
      <text:p text:style-name="P1">Puede permitirme aprender algo nuevo.</text:p>
      <text:p text:style-name="P1"/>
      <text:p text:style-name="P1">Hará que la persona que me habla se sienta escuchada y comprendida.</text:p>
      <text:p text:style-name="P1">$</text:p>
      <text:p text:style-name="P1">-IV – Piensa alguna razón por la que muchas veces no somos capaces de escuchar al otro con toda nuestra atención. </text:p>
      <text:p text:style-name="P1">*Porque mientras el otro nos habla, nosotros en lugar de escucharle, estamos pensando en lo que le vamos a responder.</text:p>
      <text:p text:style-name="P1"/>
      <text:p text:style-name="P1">Creer que no puedo aprender nada de lo que me está contando.</text:p>
      <text:p text:style-name="P1"/>
      <text:p text:style-name="P1">Que estoy discutiendo con el otro, y yo estoy en plan tan ‘cabezota’, que no quiero escucharle ni entenderle. </text:p>
      <text:p text:style-name="P1">$</text:p>
      <text:p text:style-name="P1">-V - ¿Por qué a veces cuando hacemos daño a alguien nos cuesta reconocerlo?</text:p>
      <text:p text:style-name="P1">*Porque nos da vergüenza reconocer que actuamos mal.</text:p>
      <text:p text:style-name="P1"/>
      <text:p text:style-name="P1">Porque no nos paramos a pensar en cómo le hemos hecho sentir al otro.</text:p>
      <text:p text:style-name="P1"/>
      <text:p text:style-name="P1">Porque pienso que tengo razón en lo que hice, y tengo miedo de que el otro vaya a pensar que soy débil si reconozco que lo hice mal. </text:p>
      <text:p text:style-name="P1">$</text:p>
      <text:p text:style-name="P1">-VI – Cuando hacemos daño a alguien, ¿por qué es bueno pedirle disculpas?</text:p>
      <text:p text:style-name="P1">*Porque me sentiré mejor conmigo mismo.</text:p>
      <text:p text:style-name="P1"/>
      <text:p text:style-name="P1">Porque el otro se olvidará más fácilmente de lo que pasó, y no estará enfadado conmigo. </text:p>
      <text:p text:style-name="P1"/>
      <text:p text:style-name="P1"><text:soft-page-break/>Porque estaré mostrando una actitud valiente, y no tener miedo a reconocer mis errores.</text:p>
      <text:p text:style-name="P1">$</text:p>
      <text:p text:style-name="P1">-VII – Cuando alguien nos hace daño, ¿por qué es bueno perdonarle?</text:p>
      <text:p text:style-name="P1">*Porque dejaré de estar enfadado.</text:p>
      <text:p text:style-name="P1"/>
      <text:p text:style-name="P1">Porque me sentiré mejor. </text:p>
      <text:p text:style-name="P1"/>
      <text:p text:style-name="P1">Que estaré más tranquilo.</text:p>
      <text:p text:style-name="P1">$</text:p>
      <text:p text:style-name="P1">-VIII - ¿Perdonarías a alguien que te ha hecho daño? ¿Perdonar es lo mismo que olvidar?</text:p>
      <text:p text:style-name="P1">*Puedo perdonarle y no estar enfadado con él, pero al mismo tiempo no olvidar lo que me hizo y así estar atento para que no me vuelva a hacer algo parecido.</text:p>
      <text:p text:style-name="P1"/>
      <text:p text:style-name="P1">Tendemos a olvidar las cosas desagradables, como el enfado, por lo que si sigo enfadado con él, recordaré peor lo que pasó, que si no estoy enfadado porque le he perdonado. </text:p>
      <text:p text:style-name="P1"/>
      <text:p text:style-name="P1">Si le perdono, puede que el otro esté sorprendido de que yo no esté enfadado con él, y así deje de molestarme en el futuro, al ver que no me afecta.</text:p>
      <text:p text:style-name="P1">$</text:p>
      <text:p text:style-name="P1">-IX – ¿Por qué perdonarías a alguien que te ha hecho daño? </text:p>
      <text:p text:style-name="P1">*El otro estaba nervioso y alterado por algo que le había pasado antes. </text:p>
      <text:p text:style-name="P1"/>
      <text:p text:style-name="P1">El otro no era capaz de darse cuenta de que me estaba haciendo daño.</text:p>
      <text:p text:style-name="P1"/>
      <text:p text:style-name="P1">El otro pensaba que tenía razón para hacer lo que hacía, porque no era capaz de ponerse en mi lugar (no es que eligiera no ponerse en mi lugar, es que no era capaz de hacerlo). </text:p>
      <text:p text:style-name="P1">$</text:p>
      <text:p text:style-name="P1">-X – Cuando le dices una cosa a alguien, ¿tienes en cuenta cómo le puede sentar? ¿en qué cosas puedes pensar antes de decírsela?</text:p>
      <text:p text:style-name="P1">*Si es verdad lo que voy a decir, y si es oportuno decirlo.</text:p>
      <text:p text:style-name="P1"/>
      <text:p text:style-name="P1">Decirlo con palabras amables.</text:p>
      <text:p text:style-name="P1"/>
      <text:p text:style-name="P1">Empezar diciendo una cualidad positiva de la persona.</text:p>
      <text:p text:style-name="P1">+</text:p>
      <text:list xml:id="list30571153" text:continue-numbering="true" text:style-name="Outline">
        <text:list-item>
          <text:list>
            <text:list-item>
              <text:list>
                <text:list-item>
                  <text:h text:style-name="P4" text:outline-level="3">maestras</text:h>
                </text:list-item>
              </text:list>
            </text:list-item>
          </text:list>
        </text:list-item>
      </text:list>
      <text:p text:style-name="P1">$</text:p>
      <text:p text:style-name="P1">-I - Piensa en algún ejemplo de modelo de belleza impuesto por la sociedad actual.</text:p>
      <text:p text:style-name="P1">*Depilarse.</text:p>
      <text:p text:style-name="P1"/>
      <text:p text:style-name="P1">Estar moreno.</text:p>
      <text:p text:style-name="P1"/>
      <text:p text:style-name="P1">Estar cachas.</text:p>
      <text:p text:style-name="P1">$</text:p>
      <text:p text:style-name="P1">-II - Piensa alguna situación típica en la que es fácil dejarse arrastrar por lo que hace el grupo.</text:p>
      <text:p text:style-name="P1">*A la hora de decidir cómo empleo mi tiempo de ocio: haciendo lo que hace la mayoría.</text:p>
      <text:p text:style-name="P1"/>
      <text:p text:style-name="P1">A la hora de vestir de una determinada manera o comprarme algo porque es lo que se lleva.</text:p>
      <text:p text:style-name="P1"><text:soft-page-break/></text:p>
      <text:p text:style-name="P1">Cuando todos mis amigos quieren hacer una cosa y yo otra, pero como soy el único, me quedaría solo si no voy con ellos.</text:p>
      <text:p text:style-name="P1"/>
      <text:p text:style-name="P1">Cuando todos mis amigos piensan de una manera y yo pienso de forma distinta.</text:p>
      <text:p text:style-name="P1">$</text:p>
      <text:p text:style-name="P1">-III - ¿Por qué es bueno respetar a los demás?</text:p>
      <text:p text:style-name="P1">*Porque a mí me gusta que me respeten.</text:p>
      <text:p text:style-name="P1"/>
      <text:p text:style-name="P1">Porque así haré que la gente a mi alrededor se sienta bien.</text:p>
      <text:p text:style-name="P1"/>
      <text:p text:style-name="P1">Porque si yo no respeto a los demás, los demás no me respetarán a mí, ni a la larga querrán saber nada conmigo.</text:p>
      <text:p text:style-name="P1">$</text:p>
      <text:p text:style-name="P1">-IV - ¿Cómo valoras a tus amigos y compañeros?</text:p>
      <text:p text:style-name="P1">*Valoro que me apoyen si les pido ayuda</text:p>
      <text:p text:style-name="P1"/>
      <text:p text:style-name="P1">Valoro que me dejen participar en sus juegos</text:p>
      <text:p text:style-name="P1"/>
      <text:p text:style-name="P1">Valoro que sean graciosos y tengan sentido del humor</text:p>
      <text:p text:style-name="P1">+</text:p>
      <text:list xml:id="list30595220" text:continue-numbering="true" text:style-name="Outline">
        <text:list-item>
          <text:list>
            <text:list-item>
              <text:list>
                <text:list-item>
                  <text:h text:style-name="P4" text:outline-level="3">filosofos</text:h>
                </text:list-item>
              </text:list>
            </text:list-item>
          </text:list>
        </text:list-item>
      </text:list>
      <text:p text:style-name="P1">$</text:p>
      <text:p text:style-name="P1">-I – ¿Por qué no tiene sentido quejarse de una situación desagradable que hoy por hoy no puedes cambiar?</text:p>
      <text:p text:style-name="P1">*Porque así pondré toda mi energía en prepararme para cambiar esa situación cuando llegue el momento adecuado.</text:p>
      <text:p text:style-name="P1"/>
      <text:p text:style-name="P1">Porque así al pesar causado por esa situación, no le añadiré mi propio pesar al quejarme por ella.</text:p>
      <text:p text:style-name="P1"/>
      <text:p text:style-name="P1">Porque estaré aprovechando esta situación desagradable para entrenar mi mente, y así otras situaciones desagradables del futuro me afectarán menos.</text:p>
      <text:p text:style-name="P1">$</text:p>
      <text:p text:style-name="P1">-II – Piensa en alguna comodidad material que disfrutas y que consideras normal, pero que para otros muchos no lo es, ya que carecen de ella. </text:p>
      <text:p text:style-name="P1">*Tener agua corriente, electricidad, casa, comida, smartphone…</text:p>
      <text:p text:style-name="P1">$</text:p>
      <text:p text:style-name="P1">-III – Piensa en algo positivo que tienes en tu vida. Eso que tienes ¿crees que es para siempre?</text:p>
      <text:p text:style-name="P1">*Tener tiempo libre, los seres queridos, poder estudiar, el trabajo…</text:p>
      <text:p text:style-name="P1">$</text:p>
      <text:p text:style-name="P1">-IV – Piensa en cosas que hacen sufrir a diario a muchísimas personas en su día a día.</text:p>
      <text:p text:style-name="P1">*Discusiones de pareja, no llegar a fin de mes, tener un trabajo aburrido o estresante, discusiones familiares...</text:p>
      <text:p text:style-name="P1">$</text:p>
      <text:p text:style-name="P1">-V - ¿Por qué no tiene sentido tratarse mal por algo que ya ha pasado?</text:p>
      <text:p text:style-name="P1">*Porque ya no se puede hacer nada para cambiarlo.</text:p>
      <text:p text:style-name="P1"/>
      <text:p text:style-name="P1">Porque si me pierdo en pensamientos de arrepentimiento y culpa, entonces no enfocaré mi atención en lo que puedo aprender de esa experiencia.</text:p>
      <text:p text:style-name="P1"/>
      <text:p text:style-name="P1">Porque si me trato mal tenderé a olvidar lo ocurrido (ya que el cerebro tiende a olvidar experiencias desagradables) y aprenderé menos.</text:p>
      <text:p text:style-name="Plain_20_Text"><text:bookmark-end text:name="_Hlk510592762"/><text:span text:style-name="T2">+</text:span></text:p>
      <text:list xml:id="list30572541" text:continue-numbering="true" text:style-name="Outline">
        <text:list-item>
          <text:list>
            <text:list-item>
              <text:list>
                <text:list-item>
                  <text:h text:style-name="P4" text:outline-level="3"><text:bookmark-start text:name="_Hlk510607923"/><text:soft-page-break/>sabio</text:h>
                </text:list-item>
              </text:list>
            </text:list-item>
          </text:list>
        </text:list-item>
      </text:list>
      <text:p text:style-name="P1">$</text:p>
      <text:p text:style-name="P1">-I - Piensa en alguna situación típica en la que tiendes a perder los nervios.</text:p>
      <text:p text:style-name="P1">*Cuando mis padres me castigan sin salir.</text:p>
      <text:p text:style-name="P1"/>
      <text:p text:style-name="P1">Cuando un amigo organiza algún plan y no me avisa.</text:p>
      <text:p text:style-name="P1"/>
      <text:p text:style-name="P1">Cuando mi pareja se pone cabezota con algo.</text:p>
      <text:p text:style-name="P1">$</text:p>
      <text:p text:style-name="P1">-II - ¿Por qué juzgar a los demás es algo que nos perjudica a nosotros?</text:p>
      <text:p text:style-name="P1">*Porque si los otros me escuchan juzgar a personas que están ausentes, pensarán que cuando sean ellos los ausentes, serán igualmente juzgados por mí. </text:p>
      <text:p text:style-name="P1"/>
      <text:p text:style-name="P1">Porque criticar a otros por sus fallos puede hacer que me sienta superior y me distancie de los demás.</text:p>
      <text:p text:style-name="P1"/>
      <text:p text:style-name="P1">Porque a menudo criticamos a otros por cosas que nosotros mismos hacemos a veces. Eso hará que sin darnos cuenta seamos tan duros con nosotros mismos, como lo somos con los demás. </text:p>
      <text:p text:style-name="P1">$</text:p>
      <text:p text:style-name="P1">-III - ¿Qué pasa si cuando estás enfadado con alguien te paras un momento a pensar en las virtudes o en las cosas buenas que esa persona ha hecho por ti? </text:p>
      <text:p text:style-name="P1">*Dejo de ver solo lo negativo, pasando a ver también lo positivo. Con lo que soy más justo con esa persona.</text:p>
      <text:p text:style-name="P1"/>
      <text:p text:style-name="P1">Disminuye mi enfado hacia esa persona, y lo que me haya hecho esa persona me afectará mucho menos.</text:p>
      <text:p text:style-name="P1"/>
      <text:p text:style-name="P1">Estaré más cerca de buscar una solución amistosa al conflicto que sea.</text:p>
      <text:p text:style-name="P1">$</text:p>
      <text:p text:style-name="P1">-IV – Piensa en alguna negatividad que hayas visto en alguien, y que quizá sea una proyección de un defecto propio. <text:s/></text:p>
      <text:p text:style-name="P1">*A veces critico a una amiga por organizar planes y no avisarme, cuando yo también lo hago a veces.</text:p>
      <text:p text:style-name="P1"/>
      <text:p text:style-name="P1">Alguna vez critico a un conocido por mostrarse un tanto soberbio en determinadas situaciones, pero en algunos momentos yo también tengo esa actitud.</text:p>
      <text:p text:style-name="P1"/>
      <text:p text:style-name="P1">Alguna vez he hablado mal de una amiga que no trata nada bien a sus ligues, pero yo a veces he actuado de forma similar con mi pareja.</text:p>
      <text:p text:style-name="P1">$</text:p>
      <text:p text:style-name="P1">-V – Piensa en alguna cualidad positiva que hayas visto en alguien, que puede ser una proyección de una cualidad positiva que también está en ti.</text:p>
      <text:p text:style-name="P1">*Alguna vez admiro a un amigo por lo trabajador que es.</text:p>
      <text:p text:style-name="P1"/>
      <text:p text:style-name="P1">A veces admiro la generosidad que suele mostrar una amiga con los demás.</text:p>
      <text:p text:style-name="P1"/>
      <text:p text:style-name="P1">Valoro mucho la capacidad de escuchar que tiene un amigo cuando alguien le cuenta algún problema.</text:p>
      <text:p text:style-name="P1">$</text:p>
      <text:p text:style-name="P1">-VI – Piensa en cosas que son comunes para todas las personas.</text:p>
      <text:p text:style-name="P1">*Todos queremos ser felices y evitar pasarlo mal.</text:p>
      <text:p text:style-name="P1"/>
      <text:p text:style-name="P1">Todos nacimos y moriremos.</text:p>
      <text:p text:style-name="P1"><text:soft-page-break/></text:p>
      <text:p text:style-name="P1">Todos queremos conservar la vida.</text:p>
      <text:p text:style-name="P1"/>
      <text:p text:style-name="P1">Todos nos sentimos bien si ayudamos a otro. </text:p>
      <text:p text:style-name="P1"/>
      <text:p text:style-name="P1">Todos nos sentimos mal en alguna medida si dañamos a otro.</text:p>
      <text:p text:style-name="P1">$</text:p>
      <text:p text:style-name="P1">-VII - ¿Crees que tener pensamientos negativos hacia alguien puede perjudicar nuestra relación con esa persona? ¿Por qué?</text:p>
      <text:p text:style-name="P1">*Porque cuando esté con esa persona mi lenguaje no verbal delatará, sin que me dé cuenta de ello, que siento cierta antipatía por ella.</text:p>
      <text:p text:style-name="P1"/>
      <text:p text:style-name="P1">Porque si cuando estoy con esa persona trato de mostrarme amable con ella, puede que me sienta un poco falso o hipócrita.</text:p>
      <text:p text:style-name="P1"/>
      <text:p text:style-name="P1">Porque mis pensamientos son la antesala a mis palabras y acciones.</text:p>
      <text:p text:style-name="P1">$</text:p>
      <text:p text:style-name="P1">-VIII - ¿Por qué crees que es bueno sentirte el responsable último de lo que te ocurre?</text:p>
      <text:p text:style-name="P1">*Porque me pondré en marcha más fácilmente para transformar aquello que quiero cambiar en mi vida.</text:p>
      <text:p text:style-name="P1"/>
      <text:p text:style-name="P1">Porque no me haré la víctima.</text:p>
      <text:p text:style-name="P1"/>
      <text:p text:style-name="P1">Porque no me enfadaré con los demás.</text:p>
      <text:p text:style-name="P1">$</text:p>
      <text:p text:style-name="P1">-IX - Piensa en alguna ocasión en la que culpaste a los demás por algo desagradable, en lugar de asumir que eres el único responsable de cómo te tomas las cosas que te ocurren.</text:p>
      <text:p text:style-name="P1">*Los estudios se me hacen cuesta arriba e inconscientemente culpo a mis padres por obligarme a estudiar.</text:p>
      <text:p text:style-name="P1"/>
      <text:p text:style-name="P1">Me falta dinero para salir y culpo a mis padres por no darme más dinero.</text:p>
      <text:p text:style-name="P1"/>
      <text:p text:style-name="P1">No me gusta una norma de un sitio y culpo a quien la puso por poner normas tan estúpidas. </text:p>
      <text:p text:style-name="P1">$</text:p>
      <text:p text:style-name="P1">-X - ¿Qué ventajas tiene expresar con sinceridad y en voz alta las virtudes de los demás?</text:p>
      <text:p text:style-name="P1">*Los demás no me verán como un competidor sino como alguien con elevada autoestima a quien no le da vergüenza expresar en alto las virtudes de los demás.</text:p>
      <text:p text:style-name="P1"/>
      <text:p text:style-name="P1">Los demás me apreciarán y, de manera natural, verán también ellos las virtudes que hay en mí.</text:p>
      <text:p text:style-name="P1"/>
      <text:p text:style-name="P1">Crearé buen ambiente, lo cual nos beneficiará a todos.</text:p>
      <text:p text:style-name="P1">$</text:p>
      <text:p text:style-name="P1">-XI - ¿Qué ventajas tiene no hablar mal de los demás a sus espaldas?</text:p>
      <text:p text:style-name="P1">*La gente podrá confiar en mí y contarme cosas personales, ya que saben que no iré contándolas por ahí. <text:s/></text:p>
      <text:p text:style-name="P1"/>
      <text:p text:style-name="P1">La gente me verá como una persona íntegra que no necesita contar cotilleos de los demás para tener una conversación interesante.</text:p>
      <text:p text:style-name="P1"/>
      <text:p text:style-name="P1">La persona con la que hablo no tendrá miedo a que cuente las cosas íntimas que hayan compartido conmigo.</text:p>
      <text:list xml:id="list30575323" text:continue-numbering="true" text:style-name="Outline">
        <text:list-item>
          <text:list>
            <text:list-item>
              <text:list>
                <text:list-item>
                  <text:h text:style-name="Heading_20_3" text:outline-level="3"><text:bookmark-end text:name="_Hlk510607923"/><text:soft-page-break/><text:span text:style-name="T1">+</text:span></text:h>
                </text:list-item>
                <text:list-item>
                  <text:h text:style-name="Heading_20_3" text:outline-level="3"><text:bookmark-start text:name="_Hlk510616885"/><text:span text:style-name="T1">exploradora</text:span></text:h>
                </text:list-item>
              </text:list>
            </text:list-item>
          </text:list>
        </text:list-item>
      </text:list>
      <text:p text:style-name="P1">$</text:p>
      <text:p text:style-name="P1">-I - Piensa alguna ventaja de ser consciente de tus propios miedos.</text:p>
      <text:p text:style-name="P1">*Al conocerlos, puedo comenzar a transformarlos.</text:p>
      <text:p text:style-name="P1"/>
      <text:p text:style-name="P1">Que perderán parte de su fuerza, porque los tengo identificados.</text:p>
      <text:p text:style-name="P1"/>
      <text:p text:style-name="P1">Que me conoceré mejor a mí mismo, y así podré conocer también mejor a los demás.</text:p>
      <text:p text:style-name="P1">$</text:p>
      <text:p text:style-name="P1">-II - Piensa alguna ventaja de identificar tus puntos débiles (cosas en las que sueles actuar dañando a otros).</text:p>
      <text:p text:style-name="P1">*Podré estar más atento para no caer en ellas.</text:p>
      <text:p text:style-name="P1"/>
      <text:p text:style-name="P1">Siendo consciente de que en este momento están ahí, podré empezar a transformarlas.</text:p>
      <text:p text:style-name="P1"/>
      <text:p text:style-name="P1">No tendré que inventarme excusas ni ocultarme cosas a mí mismo.</text:p>
      <text:p text:style-name="P1">$</text:p>
      <text:p text:style-name="P1">-III – Piensa alguna ventaja de tratarse bien a uno mismo.</text:p>
      <text:p text:style-name="P1">*Aprenderé mejor de mis errores porque dedicaré mi energía y mi atención a ver qué hice mal y cómo podría hacerlo mejor en el futuro.</text:p>
      <text:p text:style-name="P1"/>
      <text:p text:style-name="P1">Tendré más confianza en mí mismo.</text:p>
      <text:p text:style-name="P1"/>
      <text:p text:style-name="P1">Me sentiré más motivado para observar detenidamente aquello que quiero transformar en mí. </text:p>
      <text:p text:style-name="P1">$</text:p>
      <text:p text:style-name="P1">-IV -&lt;color=#56C4FF&gt; a – Piensa en algún miedo que puede estar escondido si te cuesta hacer nuevos amigos (y la manera en que podrías empezar a resolverlo).&lt;/color&gt;</text:p>
      <text:p text:style-name="P1">&lt;color=#00FF00&gt;b – Piensa en algún miedo que puede estar escondido detrás de la resistencia al cambio (y la manera en que podrías empezar a resolverlo).&lt;/color&gt;</text:p>
      <text:p text:style-name="P1">&lt;color=#FFFF00&gt;c – Piensa en algún miedo que puede estar escondido detrás de un rechazo a explorar y sentir tus propias emociones (y la manera en que podrías empezar a resolverlo).&lt;/color&gt;</text:p>
      <text:p text:style-name="P1">*&lt;color=#56C4FF&gt; Miedo a ponerme nervioso.&lt;/color&gt;</text:p>
      <text:p text:style-name="P1">&lt;color=#56C4FF&gt; Miedo a que los demás estén pendientes de si estoy nervioso o dejo de estarlo, y se percaten de mis nervios.&lt;/color&gt;</text:p>
      <text:p text:style-name="P1">&lt;color=#56C4FF&gt; Miedo a no ser lo bastante bueno para los demás.&lt;/color&gt;</text:p>
      <text:p text:style-name="P1">&lt;color=#00FF00&gt;Miedo a lo desconocido.&lt;/color&gt;</text:p>
      <text:p text:style-name="P1">&lt;color=#00FF00&gt;Miedo a equivocarme.&lt;/color&gt;</text:p>
      <text:p text:style-name="P1">&lt;color=#00FF00&gt;Miedo a que me ocurra algo malo.&lt;/color&gt;</text:p>
      <text:p text:style-name="P1">&lt;color=#FFFF00&gt;Miedo a reconocer mis defectos.&lt;/color&gt;</text:p>
      <text:p text:style-name="P1">&lt;color=#FFFF00&gt;Miedo a reconocer mis debilidades.&lt;/color&gt;</text:p>
      <text:p text:style-name="P1">&lt;color=#FFFF00&gt;Miedo a reconocer mis errores.&lt;/color&gt;</text:p>
      <text:p text:style-name="P1">$</text:p>
      <text:p text:style-name="P1">-V - &lt;color=#56C4FF&gt;a – Piensa en algún miedo que puede estar escondido detrás de que te cueste reconocer ante el otro que te has equivocado (y la manera en que podrías empezar a resolverlo).&lt;/color&gt;</text:p>
      <text:p text:style-name="P1">&lt;color=#00FF00&gt;b – Piensa en algún miedo que puede estar escondido detrás de que te cueste cambiar de opinión (y la manera en que podrías empezar a resolverlo).&lt;/color&gt;</text:p>
      <text:p text:style-name="P1">&lt;color=#FFFF00&gt;c – Piensa en algún miedo que puede estar escondido detrás del hecho de no atreverte a hacer algo distinto de lo que hacen todos (y la manera en que podrías empezar a resolverlo).&lt;/color&gt;</text:p>
      <text:p text:style-name="P1"><text:soft-page-break/>*&lt;color=#56C4FF&gt;Miedo a pedir disculpas al otro.&lt;/color&gt;</text:p>
      <text:p text:style-name="P1">&lt;color=#56C4FF&gt;Miedo a sentirme débil e inferior al otro.&lt;/color&gt;</text:p>
      <text:p text:style-name="P1">&lt;color=#56C4FF&gt;Miedo a que el otro piense que le estoy dando la razón en todo.&lt;/color&gt;</text:p>
      <text:p text:style-name="P1">&lt;color=#00FF00&gt;Miedo a que mi inteligencia se ponga en entredicho.&lt;/color&gt;</text:p>
      <text:p text:style-name="P1">&lt;color=#00FF00&gt;Miedo a que los demás me critiquen y me acusen de no tener las ideas claras.&lt;/color&gt;</text:p>
      <text:p text:style-name="P1">&lt;color=#00FF00&gt;Miedo a que los demás no me tomen en serio.&lt;/color&gt;</text:p>
      <text:p text:style-name="P1">&lt;color=#FFFF00&gt;Miedo a que me llamen raro.&lt;/color&gt;</text:p>
      <text:p text:style-name="P1">&lt;color=#FFFF00&gt;Miedo a que me marginen.&lt;/color&gt;</text:p>
      <text:p text:style-name="P1">&lt;color=#FFFF00&gt;Miedo a no estar haciendo lo correcto. &lt;/color&gt;</text:p>
      <text:p text:style-name="Standard">+</text:p>
      <text:list xml:id="list30594734" text:continue-numbering="true" text:style-name="Outline">
        <text:list-item>
          <text:list>
            <text:list-item>
              <text:list>
                <text:list-item>
                  <text:h text:style-name="P4" text:outline-level="3">maga</text:h>
                </text:list-item>
              </text:list>
            </text:list-item>
          </text:list>
        </text:list-item>
      </text:list>
      <text:p text:style-name="P1">$</text:p>
      <text:p text:style-name="P1">-I - ¿Por qué crees que para ti es bueno que los demás sean felices?</text:p>
      <text:p text:style-name="P1">*Será más fácil que me ayuden si lo necesito.</text:p>
      <text:p text:style-name="P1"/>
      <text:p text:style-name="P1">No me dañarán.</text:p>
      <text:p text:style-name="P1"/>
      <text:p text:style-name="P1">Crearán un ambiente alegre, provocando también en mí un estado de bienestar.</text:p>
      <text:p text:style-name="P1">$</text:p>
      <text:p text:style-name="Plain_20_Text"><text:span text:style-name="T2">-</text:span><text:bookmark-start text:name="_Hlk508710961"/><text:span text:style-name="T2">II – Piensa alguna ventaja de comportarte bien con los demás.</text:span><text:bookmark-end text:name="_Hlk508710961"/></text:p>
      <text:p text:style-name="P1">*Los demás tenderán a comportarse bien conmigo.</text:p>
      <text:p text:style-name="P1"/>
      <text:p text:style-name="P1">Los demás hablarán bien de mí por ahí.</text:p>
      <text:p text:style-name="P1"/>
      <text:p text:style-name="P1">Me sentiré bien al darme cuenta de que ser amable con los demás hace que los otros estén bien.</text:p>
      <text:p text:style-name="P1">$</text:p>
      <text:p text:style-name="P1">-III – Piensa en alguna situación típica en la que no sueles agradecer lo que alguien hace por ti.</text:p>
      <text:p text:style-name="P1">*Cuando mis padres se esfuerzan y hacen cualquier cosa para que yo esté bien.</text:p>
      <text:p text:style-name="P1"/>
      <text:p text:style-name="P1">Cuando un profesor se toma en serio que, tanto yo como mis compañeros, aprendamos de verdad y disfrutemos de sus clases.</text:p>
      <text:p text:style-name="P1"/>
      <text:p text:style-name="P1">Cuando un amigo hace algo por mí, aunque le cueste.</text:p>
      <text:p text:style-name="P1">$</text:p>
      <text:p text:style-name="P1">-IV - Piensa alguna razón por la que no sueles agradecer las cosas buenas que los demás hacen por ti.</text:p>
      <text:p text:style-name="P1">*Porque tengo confianza con la persona que ha hecho algo por mí y considero innecesario darle las gracias.</text:p>
      <text:p text:style-name="P1"/>
      <text:p text:style-name="P1">Porque doy por hecho, sobre todo en el caso de la familia, que el otro está obligado a hacer lo que hace por mí.</text:p>
      <text:p text:style-name="P1"/>
      <text:p text:style-name="P1">Porque me da vergüenza.</text:p>
      <text:p text:style-name="P1">$</text:p>
      <text:p text:style-name="P1">-V - Piensa alguna razón por la que no decir mentiras te hace la vida más fácil.</text:p>
      <text:p text:style-name="P1">*Porque quien miente vive con el temor permanente a ser descubierto.</text:p>
      <text:p text:style-name="P1"/>
      <text:p text:style-name="P1">Porque el que dice una mentira no sabe qué tarea ha asumido: estará obligado a inventar 20 más para mantenerla.</text:p>
      <text:p text:style-name="P1"><text:soft-page-break/></text:p>
      <text:p text:style-name="P1">Porque la comunicación no verbal dice mucho más que la verbal, por lo que incluso si los demás no saben a ciencia cierta que he mentido, mis gestos y miradas les harán desconfiar de mí. </text:p>
      <text:p text:style-name="P1">+</text:p>
      <text:list xml:id="list30580469" text:continue-numbering="true" text:style-name="Outline">
        <text:list-item>
          <text:list>
            <text:list-item>
              <text:list>
                <text:list-item>
                  <text:h text:style-name="P4" text:outline-level="3"><text:bookmark-end text:name="_Hlk510616885"/><text:bookmark-start text:name="_Hlk510592502"/>Yogui</text:h>
                </text:list-item>
              </text:list>
            </text:list-item>
          </text:list>
        </text:list-item>
      </text:list>
      <text:p text:style-name="P1">$</text:p>
      <text:p text:style-name="P1">-I – Piensa en alguna cosa que te gustaba mucho, y que después de conseguirla, dejó de gustarte tanto.</text:p>
      <text:p text:style-name="P1">*Un nuevo Smartphone.</text:p>
      <text:p text:style-name="P1"/>
      <text:p text:style-name="P1">Un videojuego.</text:p>
      <text:p text:style-name="P1"/>
      <text:p text:style-name="P1">Recibir un premio.</text:p>
      <text:p text:style-name="P1">$</text:p>
      <text:p text:style-name="P1">-II - Di alguna cosa que puedes hacer para salir de la rutina.</text:p>
      <text:p text:style-name="P1">*Dar un paseo al amanecer. <text:s text:c="2"/></text:p>
      <text:p text:style-name="P1"/>
      <text:p text:style-name="P1">Visitar un lugar nuevo.</text:p>
      <text:p text:style-name="P1"/>
      <text:p text:style-name="P1">Probar nuevos hobbies.</text:p>
      <text:p text:style-name="P1">$</text:p>
      <text:p text:style-name="P1">-III - A veces deseamos algo mucho y cuando lo conseguimos, deja de gustarnos, ¿por qué?</text:p>
      <text:p text:style-name="P1">*Porque nos creamos demasiadas expectativas.</text:p>
      <text:p text:style-name="P1"/>
      <text:p text:style-name="P1">Porque creemos que nunca nos aburriremos de ello.</text:p>
      <text:p text:style-name="P1"/>
      <text:p text:style-name="P1">Porque no nos solemos dar cuenta de que la felicidad proviene de muchas causas, no de una sola.</text:p>
      <text:p text:style-name="P1">$</text:p>
      <text:p text:style-name="P1">-IV - Piensa en algún problema que haya surgido alguna vez en tu grupo de amigos.</text:p>
      <text:p text:style-name="P1">*Dos amigos se pelean entre sí y si quedo con uno de ellos, el otro se enfada conmigo.</text:p>
      <text:p text:style-name="P1"/>
      <text:p text:style-name="P1">Mis amigos quedan y se olvidan de avisarme.</text:p>
      <text:p text:style-name="P1"/>
      <text:p text:style-name="P1">Uno de mis amigos me hace bromas que no me hacen ninguna gracia.</text:p>
      <text:p text:style-name="P1"/>
      <text:p text:style-name="P1">$</text:p>
      <text:p text:style-name="P1">-V – Piensa algún juego o deporte que nunca hayas practicado antes, pero que crees que te podría divertir mucho.</text:p>
      <text:p text:style-name="P1">*Hacer trekking.</text:p>
      <text:p text:style-name="P1"/>
      <text:p text:style-name="P1">Hacer escalada.</text:p>
      <text:p text:style-name="P1"/>
      <text:p text:style-name="P1">Jugar al paintball.</text:p>
      <text:p text:style-name="P1">$</text:p>
      <text:p text:style-name="P1">-VI – Piensa en alguna buena acción que podemos hacer y que puede inspirar a otras personas a hacer algo parecido. </text:p>
      <text:p text:style-name="Plain_20_Text"><text:span text:style-name="T2">*</text:span><text:bookmark-start text:name="_Hlk508711179"/><text:span text:style-name="T2">Adoptar un perro, en lugar de comprarlo.</text:span><text:bookmark-end text:name="_Hlk508711179"/></text:p>
      <text:p text:style-name="P1"/>
      <text:p text:style-name="P1">Hacerme voluntario de una ONG. </text:p>
      <text:p text:style-name="P1"/>
      <text:p text:style-name="P1">Ayudar a un compañero con una asignatura que le cuesta.</text:p>
      <text:p text:style-name="P1">$</text:p>
      <text:p text:style-name="P1"><text:soft-page-break/>-VII – Piensa en personas que forman parte de la cadena de trabajo que permite que tú te tomes un vaso de leche cada mañana.</text:p>
      <text:p text:style-name="P1">*El ganadero que cuida las vacas en la granja.</text:p>
      <text:p text:style-name="P1"/>
      <text:p text:style-name="P1">El arquitecto que diseñó la granja.</text:p>
      <text:p text:style-name="P1"/>
      <text:p text:style-name="P1">Los albañiles que construyeron la granja.</text:p>
      <text:p text:style-name="P1"/>
      <text:p text:style-name="P1">El ingeniero que diseñó la maquinaria para ordeñarlas.</text:p>
      <text:p text:style-name="P1"/>
      <text:p text:style-name="P1">Los operarios que la construyeron.</text:p>
      <text:p text:style-name="P1"/>
      <text:p text:style-name="P1">El fabricante del envase.</text:p>
      <text:p text:style-name="P1"/>
      <text:p text:style-name="P1">Los transportistas.</text:p>
      <text:p text:style-name="P1"/>
      <text:p text:style-name="P1">El vigilante de seguridad de la tienda.</text:p>
      <text:p text:style-name="P1"/>
      <text:p text:style-name="P1">El vendedor de la tienda.</text:p>
      <text:p text:style-name="P1">$</text:p>
      <text:p text:style-name="P1">-VIII – Piensa cosas maravillosas que pueden hacer los animales.</text:p>
      <text:p text:style-name="P1">*Hablar con humanos en lenguaje de signos.</text:p>
      <text:p text:style-name="P1"/>
      <text:p text:style-name="P1">Tener un nombre propio con el que pueden ser identificados por sus compañeros, y reconocer a los demás.</text:p>
      <text:p text:style-name="P1"/>
      <text:p text:style-name="P1">Reconocerse ante el espejo.</text:p>
      <text:p text:style-name="P1">+</text:p>
      <text:p text:style-name="P1"><text:bookmark-end text:name="_Hlk510592502"/>caraculo</text:p>
      <text:p text:style-name="P1">$</text:p>
      <text:p text:style-name="P1">caraculo1</text:p>
      <text:p text:style-name="P1">-fruu</text:p>
      <text:p text:style-name="P1">*cru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Plain_20_Text" style:display-name="Plain Text" style:family="paragraph" style:parent-style-name="Standard" style:default-outline-level="" style:list-style-name="">
      <style:paragraph-properties fo:margin-top="0cm" fo:margin-bottom="0cm" fo:line-height="100%"/>
      <style:text-properties style:font-name="Consolas" fo:font-size="10.5pt" style:font-size-asian="10.5pt" style:font-size-complex="10.5pt"/>
    </style:style>
    <style:style style:name="Default_20_Paragraph_20_Font" style:display-name="Default Paragraph Font" style:family="text"/>
    <style:style style:name="Texto_20_sin_20_formato_20_Car" style:display-name="Texto sin formato Car" style:family="text" style:parent-style-name="Default_20_Paragraph_20_Font">
      <style:text-properties style:font-name="Consolas" fo:font-size="10.5pt" style:font-size-asian="10.5pt" style:font-size-complex="10.5pt"/>
    </style:style>
    <style:style style:name="Título_20_2_20_Car" style:display-name="Título 2 Car" style:family="text" style:parent-style-name="Default_20_Paragraph_20_Font">
      <style:text-properties fo:color="#2f5496" style:font-name="Calibri Light" fo:font-size="13pt" style:font-size-asian="13pt" style:font-size-complex="13pt"/>
    </style:style>
    <style:style style:name="Título_20_3_20_Car" style:display-name="Título 3 Car" style:family="text" style:parent-style-name="Default_20_Paragraph_20_Font">
      <style:text-properties fo:color="#1f3763" style:font-name="Calibri Light" fo:font-size="12pt" style:font-size-asian="12pt" style:font-size-complex="12pt"/>
    </style:style>
    <style:style style:name="Título_20_4_20_Car" style:display-name="Título 4 Car" style:family="text" style:parent-style-name="Default_20_Paragraph_20_Font">
      <style:text-properties fo:color="#2f5496" style:font-name="Calibri Light" fo:font-style="italic" style:font-style-asian="italic" style:font-style-complex="italic"/>
    </style:style>
    <style:style style:name="Título_20_5_20_Car" style:display-name="Título 5 Car" style:family="text" style:parent-style-name="Default_20_Paragraph_20_Font">
      <style:text-properties fo:color="#2f5496" style:font-name="Calibri Ligh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353cm" fo:margin-right="2.35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ino Escudero Zamora</meta:initial-creator>
    <meta:editing-cycles>15</meta:editing-cycles>
    <meta:print-date>2018-04-05T07:47:00</meta:print-date>
    <meta:creation-date>2018-04-04T06:21:00</meta:creation-date>
    <dc:date>2018-04-23T10:38:51.15</dc:date>
    <meta:editing-duration>PT18M34S</meta:editing-duration>
    <meta:generator>OpenOffice/4.1.5$Win32 OpenOffice.org_project/415m1$Build-9789</meta:generator>
    <meta:document-statistic meta:table-count="0" meta:image-count="0" meta:object-count="0" meta:page-count="9" meta:paragraph-count="282" meta:word-count="3014" meta:character-count="168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